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 style:parent-style-name="Standard">
      <style:paragraph-properties fo:margin-top="0in" fo:margin-bottom="0in" style:contextual-spacing="false" fo:line-height="100%"/>
      <style:text-properties fo:color="#000000" style:font-name="Consolas" fo:font-size="10pt" style:font-size-asian="10pt" style:font-name-complex="Consolas1" style:font-size-complex="10pt"/>
    </style:style>
    <style:style style:name="P4" style:family="paragraph" style:parent-style-name="Standard">
      <style:paragraph-properties fo:margin-top="0in" fo:margin-bottom="0in" style:contextual-spacing="false" fo:line-height="100%"/>
    </style:style>
    <style:style style:name="P5" style:family="paragraph" style:parent-style-name="Standard">
      <style:text-properties fo:color="#000000" style:font-name="Consolas" fo:font-size="10pt" style:font-size-asian="10pt" style:font-name-complex="Consolas1" style:font-size-complex="10pt"/>
    </style:style>
    <style:style style:name="P6" style:family="paragraph" style:parent-style-name="Standard">
      <style:text-properties fo:color="#000000" style:font-name="Consolas" fo:font-size="10pt" style:text-underline-style="solid" style:text-underline-width="auto" style:text-underline-color="font-color" fo:font-weight="bold" officeooo:rsid="0014ed27" officeooo:paragraph-rsid="0014ed27" style:font-size-asian="10pt" style:font-weight-asian="bold" style:font-name-complex="Consolas1" style:font-size-complex="10pt" style:font-weight-complex="bold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tyle="normal" style:text-underline-style="solid" style:text-underline-width="auto" style:text-underline-color="font-color" fo:font-weight="bold" officeooo:rsid="0014ed27" officeooo:paragraph-rsid="0014ed27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Consolas" fo:font-size="10pt" fo:font-weight="bold" style:font-size-asian="10pt" style:font-weight-asian="bold" style:font-name-complex="Consolas1" style:font-size-complex="10pt" style:font-weight-complex="bold"/>
    </style:style>
    <style:style style:name="T2" style:family="text">
      <style:text-properties fo:color="#7f0055" style:font-name="Monospace" fo:font-size="10pt" fo:font-weight="bold" style:font-size-asian="10pt" style:font-weight-asian="bold"/>
    </style:style>
    <style:style style:name="T3" style:family="text">
      <style:text-properties fo:color="#7f0055" style:font-name="Monospace" fo:font-weight="bold" style:font-weight-asian="bold"/>
    </style:style>
    <style:style style:name="T4" style:family="text">
      <style:text-properties fo:color="#000000" style:font-name="Consolas" fo:font-size="10pt" style:font-size-asian="10pt" style:font-name-complex="Consolas1" style:font-size-complex="10pt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640067" style:font-name="Consolas" fo:font-size="10pt" style:font-size-asian="10pt" style:font-name-complex="Consolas1" style:font-size-complex="10pt"/>
    </style:style>
    <style:style style:name="T7" style:family="text">
      <style:text-properties fo:color="#0000c0" style:font-name="Consolas" fo:font-size="10pt" style:font-size-asian="10pt" style:font-name-complex="Consolas1" style:font-size-complex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4c4c4c" style:font-name="Consolas" fo:font-size="10pt" style:font-size-asian="10pt" style:font-name-complex="Consolas1" style:font-size-complex="10pt"/>
    </style:style>
    <style:style style:name="T10" style:family="text">
      <style:text-properties fo:color="#2a00ff" style:font-name="Consolas" fo:font-size="10pt" style:font-size-asian="10pt" style:font-name-complex="Consolas1" style:font-size-complex="10pt"/>
    </style:style>
    <style:style style:name="T11" style:family="text">
      <style:text-properties fo:color="#2a00ff" style:font-name="Monospace" fo:font-size="10pt" style:font-size-asian="10pt"/>
    </style:style>
    <style:style style:name="T12" style:family="text">
      <style:text-properties fo:color="#c48cff" style:font-name="Consolas" fo:font-size="10pt" style:font-size-asian="10pt" style:font-name-complex="Consolas1" style:font-size-complex="10pt"/>
    </style:style>
    <style:style style:name="T13" style:family="text">
      <style:text-properties fo:color="#c48cff" style:font-name="Monospace" fo:font-size="10pt" style:font-size-asian="10pt"/>
    </style:style>
    <style:style style:name="T14" style:family="text">
      <style:text-properties fo:color="#329399" style:font-name="Consolas" fo:font-size="10pt" style:font-size-asian="10pt" style:font-name-complex="Consolas1" style:font-size-complex="10pt"/>
    </style:style>
    <style:style style:name="T15" style:family="text">
      <style:text-properties fo:color="#329399" style:font-name="Consolas" fo:font-size="10pt" fo:font-style="italic" style:font-size-asian="10pt" style:font-style-asian="italic" style:font-name-complex="Consolas1" style:font-size-complex="10pt" style:font-style-complex="italic"/>
    </style:style>
    <style:style style:name="T16" style:family="text">
      <style:text-properties fo:color="#5e5eff" style:font-name="Consolas" fo:font-size="10pt" style:font-size-asian="10pt" style:font-name-complex="Consolas1" style:font-size-complex="10pt"/>
    </style:style>
    <style:style style:name="T17" style:family="text">
      <style:text-properties fo:color="#5e5eff" style:font-name="Monospace" fo:font-size="10pt" style:font-size-asian="10pt"/>
    </style:style>
    <style:style style:name="T18" style:family="text">
      <style:text-properties style:font-name="Monospace"/>
    </style:style>
    <style:style style:name="T19" style:family="text">
      <style:text-properties style:font-name="Monospace" officeooo:rsid="00169465"/>
    </style:style>
    <style:style style:name="T20" style:family="text">
      <style:text-properties fo:color="#3f7f5f" style:font-name="Monospace" fo:font-size="10pt" style:font-size-asian="10pt"/>
    </style:style>
    <style:style style:name="T21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7">ASSIGNMENT14.1</text:p>
      <text:p text:style-name="P8">Calculator.scala</text:p>
      <text:p text:style-name="Standard"><text:span text:style-name="T2">class</text:span><text:span text:style-name="T5"> Calculator (a:Int,b:Int){</text:span><text:span text:style-name="T20">//class with two input arguments</text:span></text:p>
      <text:p text:style-name="P9"><text:span text:style-name="T5"><text:s text:c="2"/></text:span><text:span text:style-name="T20">//setting input values</text:span></text:p>
      <text:p text:style-name="P9"><text:span text:style-name="T5"><text:s text:c="2"/></text:span><text:span text:style-name="T2">val</text:span><text:span text:style-name="T5"> </text:span><text:span text:style-name="T8">num1</text:span><text:span text:style-name="T5"> :Int = a</text:span></text:p>
      <text:p text:style-name="P9"><text:span text:style-name="T5"><text:s text:c="2"/></text:span><text:span text:style-name="T2">val</text:span><text:span text:style-name="T5"> </text:span><text:span text:style-name="T8">num2</text:span><text:span text:style-name="T5"> : Int = b</text:span></text:p>
      <text:p text:style-name="P9"><text:span text:style-name="T5"><text:s text:c="2"/></text:span><text:span text:style-name="T20">//function sum to add two numbers a and b</text:span></text:p>
      <text:p text:style-name="P9"><text:span text:style-name="T5"><text:s text:c="2"/></text:span><text:span text:style-name="T2">def</text:span><text:span text:style-name="T5"> sum():Unit = {println(</text:span><text:span text:style-name="T11">"sum <text:s/>="</text:span><text:span text:style-name="T5"> + (</text:span><text:span text:style-name="T8">num1</text:span><text:span text:style-name="T5"> + </text:span><text:span text:style-name="T8">num2</text:span><text:span text:style-name="T5">))}</text:span></text:p>
      <text:p text:style-name="P9"><text:span text:style-name="T5"><text:s text:c="2"/></text:span><text:span text:style-name="T20">//sum overloading constructor</text:span></text:p>
      <text:p text:style-name="P9"><text:span text:style-name="T5"><text:s text:c="2"/></text:span><text:span text:style-name="T2">def</text:span><text:span text:style-name="T5"> sum(c:Int):Unit = {println(</text:span><text:span text:style-name="T11">"sum overloading = "</text:span><text:span text:style-name="T5"> + (</text:span><text:span text:style-name="T8">num1</text:span><text:span text:style-name="T5"> + </text:span><text:span text:style-name="T8">num2</text:span><text:span text:style-name="T5"> + c))}</text:span></text:p>
      <text:p text:style-name="P9"><text:span text:style-name="T5"><text:s text:c="2"/></text:span><text:span text:style-name="T20">//function for subtraction</text:span></text:p>
      <text:p text:style-name="P9"><text:span text:style-name="T5"><text:s text:c="2"/></text:span><text:span text:style-name="T2">def</text:span><text:span text:style-name="T5"> sub():Unit = {println(</text:span><text:span text:style-name="T11">"difference = "</text:span><text:span text:style-name="T5"> + (</text:span><text:span text:style-name="T8">num1</text:span><text:span text:style-name="T5"> - </text:span><text:span text:style-name="T8">num2</text:span><text:span text:style-name="T5">))}</text:span></text:p>
      <text:p text:style-name="P9"><text:span text:style-name="T5"><text:s text:c="2"/></text:span><text:span text:style-name="T20">//function multiplication</text:span></text:p>
      <text:p text:style-name="P9"><text:span text:style-name="T5"><text:s text:c="2"/></text:span><text:span text:style-name="T2">def</text:span><text:span text:style-name="T5"> mul():Unit = {println(</text:span><text:span text:style-name="T11">"multiplication = "</text:span><text:span text:style-name="T5"> + (</text:span><text:span text:style-name="T8">num1</text:span><text:span text:style-name="T5"> * </text:span><text:span text:style-name="T8">num2</text:span><text:span text:style-name="T5">))}</text:span></text:p>
      <text:p text:style-name="P9"><text:span text:style-name="T5"><text:s text:c="2"/></text:span><text:span text:style-name="T2">def</text:span><text:span text:style-name="T5"> mul(e:Int):Unit = {println(</text:span><text:span text:style-name="T11">"multiplication overloading = "</text:span><text:span text:style-name="T5"> + (</text:span><text:span text:style-name="T8">num1</text:span><text:span text:style-name="T5"> * </text:span><text:span text:style-name="T8">num2</text:span><text:span text:style-name="T5"> * e))}</text:span></text:p>
      <text:p text:style-name="P9"><text:span text:style-name="T5"><text:s text:c="2"/></text:span><text:span text:style-name="T2">def</text:span><text:span text:style-name="T5"> div():Unit = {println(</text:span><text:span text:style-name="T11">"division = "</text:span><text:span text:style-name="T5"> + (</text:span><text:span text:style-name="T8">num1</text:span><text:span text:style-name="T5"> / </text:span><text:span text:style-name="T8">num2</text:span><text:span text:style-name="T5">))} </text:span></text:p>
      <text:p text:style-name="P9"><text:span text:style-name="T5"><text:s text:c="2"/></text:span><text:span text:style-name="T20">//function for </text:span><text:span text:style-name="T21">gcd</text:span><text:span text:style-name="T20"> of numbers a and b</text:span></text:p>
      <text:p text:style-name="P9"><text:span text:style-name="T5"><text:s text:c="2"/></text:span><text:span text:style-name="T2">def</text:span><text:span text:style-name="T5"> gcd(a: Int,b: Int): Unit = {</text:span></text:p>
      <text:p text:style-name="P9"><text:span text:style-name="T5"><text:s text:c="7"/></text:span><text:span text:style-name="T2">if</text:span><text:span text:style-name="T5">(b ==</text:span><text:span text:style-name="T13">0</text:span><text:span text:style-name="T5">) {println(</text:span><text:span text:style-name="T11">"GCD = "</text:span><text:span text:style-name="T5">+ a)} </text:span><text:span text:style-name="T2">else</text:span><text:span text:style-name="T5"> gcd(b, a%b)</text:span></text:p>
      <text:p text:style-name="P9"><text:span text:style-name="T5"><text:s text:c="4"/>}</text:span></text:p>
      <text:p text:style-name="P9"><text:span text:style-name="T5">}</text:span></text:p>
      <text:p text:style-name="Standard"><text:span text:style-name="T18"/></text:p>
      <text:p text:style-name="P5"/>
      <text:p text:style-name="P6">calc.scala</text:p>
      <text:p text:style-name="Standard"><text:span text:style-name="T2">object</text:span><text:span text:style-name="T5"> calc {</text:span></text:p>
      <text:p text:style-name="P9"><text:span text:style-name="T5"><text:s text:c="2"/></text:span><text:span text:style-name="T2">def</text:span><text:span text:style-name="T5"> main(args:Array[String]){</text:span></text:p>
      <text:p text:style-name="P9"><text:soft-page-break/><text:span text:style-name="T5"><text:s text:c="4"/></text:span><text:span text:style-name="T20">//create object of class calculator passing inputs</text:span></text:p>
      <text:p text:style-name="P9"><text:span text:style-name="T5"><text:s text:c="4"/></text:span><text:span text:style-name="T2">val</text:span><text:span text:style-name="T5"> </text:span><text:span text:style-name="T17">result</text:span><text:span text:style-name="T5"> = </text:span><text:span text:style-name="T2">new</text:span><text:span text:style-name="T5"> Calculator(</text:span><text:span text:style-name="T13">10</text:span><text:span text:style-name="T5">,</text:span><text:span text:style-name="T13">10</text:span><text:span text:style-name="T5">) </text:span></text:p>
      <text:p text:style-name="P9"><text:span text:style-name="T5"><text:s text:c="4"/></text:span><text:span text:style-name="T20">//calling functions</text:span></text:p>
      <text:p text:style-name="P9"><text:span text:style-name="T5"><text:s text:c="4"/></text:span><text:span text:style-name="T17">result</text:span><text:span text:style-name="T5">.sum()</text:span></text:p>
      <text:p text:style-name="P9"><text:span text:style-name="T5"><text:s text:c="4"/></text:span><text:span text:style-name="T17">result</text:span><text:span text:style-name="T5">.sum(</text:span><text:span text:style-name="T13">10</text:span><text:span text:style-name="T5">)</text:span></text:p>
      <text:p text:style-name="P9"><text:span text:style-name="T5"><text:s text:c="4"/></text:span><text:span text:style-name="T17">result</text:span><text:span text:style-name="T5">.mul()</text:span></text:p>
      <text:p text:style-name="P9"><text:span text:style-name="T5"><text:s text:c="4"/></text:span><text:span text:style-name="T17">result</text:span><text:span text:style-name="T5">.mul(</text:span><text:span text:style-name="T13">10</text:span><text:span text:style-name="T5">)</text:span></text:p>
      <text:p text:style-name="P9"><text:span text:style-name="T5"><text:s text:c="4"/></text:span><text:span text:style-name="T17">result</text:span><text:span text:style-name="T5">.sub()</text:span></text:p>
      <text:p text:style-name="P9"><text:span text:style-name="T5"><text:s text:c="4"/></text:span><text:span text:style-name="T17">result</text:span><text:span text:style-name="T5">.div()</text:span></text:p>
      <text:p text:style-name="P9"><text:span text:style-name="T5"><text:s text:c="4"/></text:span><text:span text:style-name="T17">result</text:span><text:span text:style-name="T5">.gcd(</text:span><text:span text:style-name="T13">15</text:span><text:span text:style-name="T5">,</text:span><text:span text:style-name="T13">25</text:span><text:span text:style-name="T5">)</text:span></text:p>
      <text:p text:style-name="P9"><text:span text:style-name="T5"><text:s text:c="2"/>}</text:span></text:p>
      <text:p text:style-name="P9"><text:span text:style-name="T5">}</text:span></text:p>
      <text:p text:style-name="Standard"><text:span text:style-name="T5"/></text:p>
      <text:p text:style-name="P5"/>
      <text:p text:style-name="P5">Output</text:p>
      <text:p text:style-name="P1"><text:span text:style-name="T5">sum <text:s/>=20</text:span></text:p>
      <text:p text:style-name="P9"><text:span text:style-name="T5">sum overloading = 30</text:span></text:p>
      <text:p text:style-name="P9"><text:span text:style-name="T5">multiplication = 100</text:span></text:p>
      <text:p text:style-name="P9"><text:span text:style-name="T5">multiplication overloading = 1000</text:span></text:p>
      <text:p text:style-name="P9"><text:span text:style-name="T5">difference = 0</text:span></text:p>
      <text:p text:style-name="P9"><text:span text:style-name="T5">division = 1</text:span></text:p>
      <text:p text:style-name="P9"><text:span text:style-name="T5">GCD = 5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Arial2" svg:font-family="Arial" style:font-family-generic="swiss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1" svg:font-family="Consolas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TEL</meta:initial-creator>
    <meta:editing-cycles>6</meta:editing-cycles>
    <meta:creation-date>2017-10-15T12:54:00</meta:creation-date>
    <dc:date>2017-11-14T00:15:32.632495369</dc:date>
    <meta:editing-duration>PT58M2S</meta:editing-duration>
    <meta:generator>LibreOffice/4.2.8.2$Linux_X86_64 LibreOffice_project/420$Build-2</meta:generator>
    <dc:creator>Acadgild </dc:creator>
    <meta:document-statistic meta:table-count="0" meta:image-count="0" meta:object-count="0" meta:page-count="2" meta:paragraph-count="44" meta:word-count="183" meta:character-count="1236" meta:non-whitespace-character-count="100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